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arial" svg:font-family="arial" style:font-family-generic="swiss"/>
  </office:font-face-decls>
  <office:automatic-styles>
    <style:style style:name="P1" style:family="paragraph" style:parent-style-name="Standard">
      <style:text-properties officeooo:rsid="001878fc" officeooo:paragraph-rsid="001878fc"/>
    </style:style>
    <style:style style:name="P2" style:family="paragraph" style:parent-style-name="Text_20_body">
      <style:text-properties officeooo:rsid="001878fc" officeooo:paragraph-rsid="001878fc"/>
    </style:style>
    <style:style style:name="P3" style:family="paragraph" style:parent-style-name="Standard">
      <style:paragraph-properties fo:text-align="center" style:justify-single-word="false"/>
      <style:text-properties fo:font-weight="bold" officeooo:rsid="001878fc" officeooo:paragraph-rsid="001878fc" style:font-weight-asian="bold" style:font-weight-complex="bold"/>
    </style:style>
    <style:style style:name="P4" style:family="paragraph" style:parent-style-name="Standard">
      <style:text-properties fo:font-weight="bold" officeooo:rsid="001cb46c" officeooo:paragraph-rsid="001cb46c" style:font-weight-asian="bold" style:font-weight-complex="bold"/>
    </style:style>
    <style:style style:name="P5" style:family="paragraph" style:parent-style-name="Standard">
      <style:text-properties officeooo:rsid="001a2177" officeooo:paragraph-rsid="001a2177"/>
    </style:style>
    <style:style style:name="P6" style:family="paragraph" style:parent-style-name="Standard">
      <style:text-properties officeooo:rsid="001b0b53" officeooo:paragraph-rsid="001b0b53"/>
    </style:style>
    <style:style style:name="P7" style:family="paragraph" style:parent-style-name="Text_20_body">
      <style:text-properties officeooo:rsid="001b0b53" officeooo:paragraph-rsid="001b0b53"/>
    </style:style>
    <style:style style:name="P8" style:family="paragraph" style:parent-style-name="Standard">
      <style:text-properties officeooo:rsid="001b0b53" officeooo:paragraph-rsid="00211c58"/>
    </style:style>
    <style:style style:name="P9" style:family="paragraph" style:parent-style-name="Standard">
      <style:text-properties fo:font-size="14pt" officeooo:rsid="001b0b53" officeooo:paragraph-rsid="001b0b53" style:font-size-asian="14pt" style:font-size-complex="14pt"/>
    </style:style>
    <style:style style:name="P10" style:family="paragraph" style:parent-style-name="Standard">
      <style:text-properties officeooo:rsid="001cb46c" officeooo:paragraph-rsid="001cb46c"/>
    </style:style>
    <style:style style:name="P11" style:family="paragraph" style:parent-style-name="Standard">
      <style:text-properties officeooo:rsid="001cb46c" officeooo:paragraph-rsid="001e5f33"/>
    </style:style>
    <style:style style:name="P12" style:family="paragraph" style:parent-style-name="Standard">
      <style:text-properties officeooo:rsid="001fa0b6" officeooo:paragraph-rsid="001fa0b6"/>
    </style:style>
    <style:style style:name="P13" style:family="paragraph" style:parent-style-name="Standard">
      <style:text-properties officeooo:rsid="00211c58" officeooo:paragraph-rsid="00211c58"/>
    </style:style>
    <style:style style:name="P14" style:family="paragraph" style:parent-style-name="Standard">
      <style:text-properties fo:color="#c9211e" loext:opacity="100%" fo:font-size="14pt" fo:font-weight="bold" officeooo:rsid="00211c58" officeooo:paragraph-rsid="00211c58" style:font-size-asian="14pt" style:font-weight-asian="bold" style:font-size-complex="14pt" style:font-weight-complex="bold"/>
    </style:style>
    <style:style style:name="P15" style:family="paragraph" style:parent-style-name="Standard">
      <style:text-properties fo:color="#00a933" loext:opacity="100%" fo:font-size="14pt" fo:font-weight="bold" officeooo:rsid="00211c58" officeooo:paragraph-rsid="00211c58" style:font-size-asian="14pt" style:font-weight-asian="bold" style:font-size-complex="14pt" style:font-weight-complex="bold"/>
    </style:style>
    <style:style style:name="P16" style:family="paragraph" style:parent-style-name="Text_20_body">
      <style:paragraph-properties fo:padding="0.049cm" fo:border="0.06pt solid #d9d9e3"/>
    </style:style>
    <style:style style:name="P17" style:family="paragraph" style:parent-style-name="Standard">
      <style:text-properties officeooo:rsid="001b0b53" officeooo:paragraph-rsid="001b0b53"/>
    </style:style>
    <style:style style:name="P18" style:family="paragraph" style:parent-style-name="Standard">
      <style:text-properties fo:color="#00a933" loext:opacity="100%" officeooo:rsid="001b0b53" officeooo:paragraph-rsid="001b0b53"/>
    </style:style>
    <style:style style:name="P19" style:family="paragraph" style:parent-style-name="Standard">
      <style:text-properties fo:color="#00a933" loext:opacity="100%" officeooo:rsid="002237e7" officeooo:paragraph-rsid="002237e7"/>
    </style:style>
    <style:style style:name="P20" style:family="paragraph" style:parent-style-name="Standard">
      <style:text-properties fo:color="#00a933" loext:opacity="100%" officeooo:rsid="0028f407" officeooo:paragraph-rsid="0028f407"/>
    </style:style>
    <style:style style:name="P21" style:family="paragraph" style:parent-style-name="Standard">
      <style:text-properties officeooo:rsid="002237e7" officeooo:paragraph-rsid="002237e7"/>
    </style:style>
    <style:style style:name="P22" style:family="paragraph" style:parent-style-name="Standard">
      <style:text-properties fo:color="#ff0000" loext:opacity="100%" officeooo:rsid="0026afc9" officeooo:paragraph-rsid="0026afc9"/>
    </style:style>
    <style:style style:name="P23" style:family="paragraph" style:parent-style-name="Standard">
      <style:text-properties officeooo:rsid="00211c58" officeooo:paragraph-rsid="00211c58"/>
    </style:style>
    <style:style style:name="T1" style:family="text">
      <style:text-properties loext:padding="0.049cm" loext:border="0.06pt solid #d9d9e3"/>
    </style:style>
    <style:style style:name="T2" style:family="text">
      <style:text-properties fo:font-weight="bold" style:font-weight-asian="bold" style:font-weight-complex="bold"/>
    </style:style>
    <style:style style:name="T3" style:family="text">
      <style:text-properties fo:font-weight="bold" officeooo:rsid="001e5f33" style:font-weight-asian="bold" style:font-weight-complex="bold"/>
    </style:style>
    <style:style style:name="T4" style:family="text">
      <style:text-properties fo:color="#c9211e" loext:opacity="100%"/>
    </style:style>
    <style:style style:name="T5" style:family="text">
      <style:text-properties fo:color="#c9211e" loext:opacity="100%" fo:font-weight="bold" style:font-weight-asian="bold" style:font-weight-complex="bold"/>
    </style:style>
    <style:style style:name="T6" style:family="text">
      <style:text-properties fo:color="#c9211e" loext:opacity="100%" fo:font-weight="bold" officeooo:rsid="001e5f33" style:font-weight-asian="bold" style:font-weight-complex="bold"/>
    </style:style>
    <style:style style:name="T7" style:family="text">
      <style:text-properties fo:color="#00a933" loext:opacity="100%"/>
    </style:style>
    <style:style style:name="T8" style:family="text">
      <style:text-properties fo:color="#00a933" loext:opacity="100%" officeooo:rsid="002237e7"/>
    </style:style>
    <style:style style:name="T9" style:family="text">
      <style:text-properties fo:color="#00a933" loext:opacity="100%" officeooo:rsid="00233756"/>
    </style:style>
    <style:style style:name="T10" style:family="text">
      <style:text-properties officeooo:rsid="001e5f33"/>
    </style:style>
    <style:style style:name="T11" style:family="text">
      <style:text-properties officeooo:rsid="0024eac9"/>
    </style:style>
    <style:style style:name="T12" style:family="text">
      <style:text-properties fo:color="#ff0000" loext:opacity="100%"/>
    </style:style>
    <style:style style:name="T13"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BFT FONCTIONS GROUPE 1</text:p>
      <text:p text:style-name="Standard"/>
      <text:p text:style-name="Standard"/>
      <text:p text:style-name="Standard"/>
      <text:p text:style-name="Standard">#include "libft.h"</text:p>
      <text:p text:style-name="Standard"/>
      <text:p text:style-name="Standard">int<text:tab/><text:span text:style-name="T5">ft_memcmp</text:span>(const void *s1, const void *s2, size_t n)</text:p>
      <text:p text:style-name="Standard">{</text:p>
      <text:p text:style-name="Standard"><text:tab/>size_t<text:tab/><text:tab/><text:tab/>i;</text:p>
      <text:p text:style-name="Standard"><text:tab/>unsigned char<text:tab/>*str1;</text:p>
      <text:p text:style-name="Standard"><text:tab/>unsigned char<text:tab/>*str2;</text:p>
      <text:p text:style-name="Standard"/>
      <text:p text:style-name="Standard"><text:tab/>i = 0;</text:p>
      <text:p text:style-name="Standard"><text:tab/>str1 = (unsigned char *)s1;</text:p>
      <text:p text:style-name="Standard"><text:tab/>str2 = (unsigned char *)s2;</text:p>
      <text:p text:style-name="Standard"><text:tab/>if (n == 0)</text:p>
      <text:p text:style-name="Standard"><text:tab/><text:tab/>return (0);</text:p>
      <text:p text:style-name="Standard"><text:tab/>while (i &lt; n - 1 &amp;&amp; str1[i] == str2[i])</text:p>
      <text:p text:style-name="Standard"><text:tab/>i++;</text:p>
      <text:p text:style-name="Standard"><text:tab/>return (str1[i] - str2[i]);</text:p>
      <text:p text:style-name="Standard">}</text:p>
      <text:p text:style-name="Standard">/*</text:p>
      <text:p text:style-name="Standard">int<text:tab/>main(void)</text:p>
      <text:p text:style-name="Standard">{</text:p>
      <text:p text:style-name="Standard"><text:tab/>char a[] = "hello";</text:p>
      <text:p text:style-name="Standard"><text:tab/>char b[] = "hella";</text:p>
      <text:p text:style-name="Standard"><text:tab/>printf("%d\n", ft_memcmp(a, b, 5));</text:p>
      <text:p text:style-name="Standard"><text:tab/>printf("%d\n", memcmp(a, b, 5));</text:p>
      <text:p text:style-name="Standard"><text:tab/>return (0);</text:p>
      <text:p text:style-name="Standard">}*/</text:p>
      <text:p text:style-name="Standard"/>
      <text:p text:style-name="Standard"/>
      <text:p text:style-name="P16"><text:span text:style-name="T1">Ce code implémente la fonction </text:span><text:span text:style-name="Source_20_Text"><text:span text:style-name="T1">ft_memcmp</text:span></text:span><text:span text:style-name="T1"> de la bibliothèque </text:span><text:span text:style-name="Source_20_Text"><text:span text:style-name="T1">libft</text:span></text:span><text:span text:style-name="T1">. Cette fonction compare les </text:span><text:span text:style-name="Source_20_Text"><text:span text:style-name="T1">n</text:span></text:span><text:span text:style-name="T1"> premiers octets de la zone mémoire pointée par </text:span><text:span text:style-name="Source_20_Text"><text:span text:style-name="T1">s1</text:span></text:span><text:span text:style-name="T1"> avec les </text:span><text:span text:style-name="Source_20_Text"><text:span text:style-name="T1">n</text:span></text:span><text:span text:style-name="T1"> premiers octets de la zone mémoire pointée par </text:span><text:span text:style-name="Source_20_Text"><text:span text:style-name="T1">s2</text:span></text:span><text:span text:style-name="T1">.</text:span></text:p>
      <text:p text:style-name="P16"><text:span text:style-name="T1">La fonction commence par initialiser un compteur </text:span><text:span text:style-name="Source_20_Text"><text:span text:style-name="T1">i</text:span></text:span><text:span text:style-name="T1"> à 0 et deux pointeurs </text:span><text:span text:style-name="Source_20_Text"><text:span text:style-name="T1">str1</text:span></text:span><text:span text:style-name="T1"> et </text:span><text:span text:style-name="Source_20_Text"><text:span text:style-name="T1">str2</text:span></text:span><text:span text:style-name="T1"> qui pointent vers les zones mémoires pointées par </text:span><text:span text:style-name="Source_20_Text"><text:span text:style-name="T1">s1</text:span></text:span><text:span text:style-name="T1"> et </text:span><text:span text:style-name="Source_20_Text"><text:span text:style-name="T1">s2</text:span></text:span><text:span text:style-name="T1">, respectivement. Les pointeurs </text:span><text:span text:style-name="Source_20_Text"><text:span text:style-name="T1">str1</text:span></text:span><text:span text:style-name="T1"> et </text:span><text:span text:style-name="Source_20_Text"><text:span text:style-name="T1">str2</text:span></text:span><text:span text:style-name="T1"> sont déclarés comme des pointeurs vers des caractères non-signés (</text:span><text:span text:style-name="Source_20_Text"><text:span text:style-name="T1">unsigned char</text:span></text:span><text:span text:style-name="T1">), ce qui signifie que chaque octet de la zone mémoire est traité comme une valeur non-signée.</text:span></text:p>
      <text:p text:style-name="P16"><text:span text:style-name="T1">Si </text:span><text:span text:style-name="Source_20_Text"><text:span text:style-name="T1">n</text:span></text:span><text:span text:style-name="T1"> est égal à zéro, cela signifie que les deux zones mémoire sont considérées comme étant identiques, et la fonction renvoie 0 immédiatement.</text:span></text:p>
      <text:p text:style-name="P16"><text:span text:style-name="T1">Ensuite, la fonction entre dans une boucle while qui compare les octets des zones mémoires pointées par </text:span><text:span text:style-name="Source_20_Text"><text:span text:style-name="T1">str1</text:span></text:span><text:span text:style-name="T1"> et </text:span><text:span text:style-name="Source_20_Text"><text:span text:style-name="T1">str2</text:span></text:span><text:span text:style-name="T1">, en incrémentant </text:span><text:span text:style-name="Source_20_Text"><text:span text:style-name="T1">i</text:span></text:span><text:span text:style-name="T1"> à chaque itération. La boucle </text:span><text:soft-page-break/><text:span text:style-name="T1">s'arrête si </text:span><text:span text:style-name="Source_20_Text"><text:span text:style-name="T1">i</text:span></text:span><text:span text:style-name="T1"> atteint </text:span><text:span text:style-name="Source_20_Text"><text:span text:style-name="T1">n - 1</text:span></text:span><text:span text:style-name="T1"> (c'est-à-dire si tous les </text:span><text:span text:style-name="Source_20_Text"><text:span text:style-name="T1">n</text:span></text:span><text:span text:style-name="T1"> octets ont été comparés) ou si une différence est détectée entre les octets comparés.</text:span></text:p>
      <text:p text:style-name="P16"><text:span text:style-name="T1">Enfin, la fonction renvoie la différence entre le premier octet différent dans </text:span><text:span text:style-name="Source_20_Text"><text:span text:style-name="T1">str1</text:span></text:span><text:span text:style-name="T1"> et </text:span><text:span text:style-name="Source_20_Text"><text:span text:style-name="T1">str2</text:span></text:span><text:span text:style-name="T1">. Si tous les octets comparés sont identiques, la fonction renvoie 0.</text:span></text:p>
      <text:p text:style-name="P16"><text:span text:style-name="T1">En résumé, cette fonction compare les </text:span><text:span text:style-name="Source_20_Text"><text:span text:style-name="T1">n</text:span></text:span><text:span text:style-name="T1"> premiers octets de deux zones mémoires et renvoie une valeur négative si la zone mémoire pointée par </text:span><text:span text:style-name="Source_20_Text"><text:span text:style-name="T1">s1</text:span></text:span><text:span text:style-name="T1"> est inférieure à celle pointée par </text:span><text:span text:style-name="Source_20_Text"><text:span text:style-name="T1">s2</text:span></text:span><text:span text:style-name="T1">, 0 si les deux zones mémoire sont égales, ou une valeur positive si la zone mémoire pointée par </text:span><text:span text:style-name="Source_20_Text"><text:span text:style-name="T1">s1</text:span></text:span><text:span text:style-name="T1"> est supérieure à celle pointée par </text:span><text:span text:style-name="Source_20_Text"><text:span text:style-name="T1">s2</text:span></text:span><text:span text:style-name="T1">.</text:span></text:p>
      <text:p text:style-name="Standard"/>
      <text:p text:style-name="Standard"/>
      <text:p text:style-name="P1">-----------------------------------------------------------------------------------------</text:p>
      <text:p text:style-name="P1"/>
      <text:p text:style-name="P1">#include "libft.h"</text:p>
      <text:p text:style-name="P1"/>
      <text:p text:style-name="P1">char<text:tab/>*<text:span text:style-name="T5">ft_strchr</text:span>(const char *s, int c)</text:p>
      <text:p text:style-name="P1">{</text:p>
      <text:p text:style-name="P1"><text:tab/>int<text:tab/>i;</text:p>
      <text:p text:style-name="P1"/>
      <text:p text:style-name="P1"><text:tab/>i = 0;</text:p>
      <text:p text:style-name="P1"><text:tab/>while (s[i] != '\0' &amp;&amp; s[i] != (unsigned char)c)</text:p>
      <text:p text:style-name="P1"><text:tab/><text:tab/>i++;</text:p>
      <text:p text:style-name="P1"><text:tab/>if (s[i] == (unsigned char)c)</text:p>
      <text:p text:style-name="P1"><text:tab/><text:tab/>return ((char *)&amp;s[i]);</text:p>
      <text:p text:style-name="P1"><text:tab/>return (NULL);</text:p>
      <text:p text:style-name="P1">}</text:p>
      <text:p text:style-name="P1"/>
      <text:p text:style-name="P1">/*</text:p>
      <text:p text:style-name="P1">int<text:tab/>main()</text:p>
      <text:p text:style-name="P1">{</text:p>
      <text:p text:style-name="P1"><text:tab/>const char *s;</text:p>
      <text:p text:style-name="P1"><text:tab/>const char *t;</text:p>
      <text:p text:style-name="P1"><text:tab/>char *u;</text:p>
      <text:p text:style-name="P1"><text:tab/>char *v;</text:p>
      <text:p text:style-name="P1"><text:tab/>s = ft_strchr("hello", 'h');</text:p>
      <text:p text:style-name="P1"><text:tab/>t = strchr("hello", 'h');</text:p>
      <text:p text:style-name="P1"><text:tab/>printf(" %s\n", s);</text:p>
      <text:p text:style-name="P1"><text:tab/>printf(" %s\n", t);</text:p>
      <text:p text:style-name="P1"><text:tab/>u = ft_strchr("hello", 'z');</text:p>
      <text:p text:style-name="P1"><text:tab/>v = strchr("hello", 'z');</text:p>
      <text:p text:style-name="P1"><text:tab/>printf(" %s\n", u);</text:p>
      <text:p text:style-name="P1"><text:tab/>printf(" %s\n", v);</text:p>
      <text:p text:style-name="P1"><text:tab/>return (0);</text:p>
      <text:p text:style-name="P1">}*/</text:p>
      <text:p text:style-name="P1"/>
      <text:p text:style-name="P1"/>
      <text:p text:style-name="P2"><text:soft-page-break/>Ce code implémente la fonction <text:span text:style-name="Source_20_Text"><text:span text:style-name="T1">ft_strchr</text:span></text:span> de la bibliothèque <text:span text:style-name="Source_20_Text"><text:span text:style-name="T1">libft</text:span></text:span>. Cette fonction cherche la première occurrence du caractère <text:span text:style-name="Source_20_Text"><text:span text:style-name="T1">c</text:span></text:span> dans la chaîne de caractères <text:span text:style-name="Source_20_Text"><text:span text:style-name="T1">s</text:span></text:span> et renvoie un pointeur vers l'emplacement de ce caractère dans la chaîne.</text:p>
      <text:p text:style-name="P16">La fonction commence par initialiser un compteur <text:span text:style-name="Source_20_Text"><text:span text:style-name="T1">i</text:span></text:span> à 0, qui sera utilisé pour parcourir la chaîne de caractères <text:span text:style-name="Source_20_Text"><text:span text:style-name="T1">s</text:span></text:span> un caractère à la fois. La fonction utilise ensuite une boucle while pour parcourir chaque caractère de la chaîne de caractères <text:span text:style-name="Source_20_Text"><text:span text:style-name="T1">s</text:span></text:span> jusqu'à ce qu'elle atteigne la fin de la chaîne de caractères ou trouve une correspondance pour le caractère <text:span text:style-name="Source_20_Text"><text:span text:style-name="T1">c</text:span></text:span>.</text:p>
      <text:p text:style-name="P16">Dans la boucle while, la condition de la boucle est que <text:span text:style-name="Source_20_Text"><text:span text:style-name="T1">s[i]</text:span></text:span> n'est pas le caractère nul (<text:span text:style-name="Source_20_Text"><text:span text:style-name="T1">'\0'</text:span></text:span>) et n'est pas égal à <text:span text:style-name="Source_20_Text"><text:span text:style-name="T1">c</text:span></text:span>. Si la boucle s'arrête parce que <text:span text:style-name="Source_20_Text"><text:span text:style-name="T1">s[i]</text:span></text:span> est égal à <text:span text:style-name="Source_20_Text"><text:span text:style-name="T1">c</text:span></text:span>, la fonction renvoie un pointeur vers l'emplacement de <text:span text:style-name="Source_20_Text"><text:span text:style-name="T1">c</text:span></text:span> dans <text:span text:style-name="Source_20_Text"><text:span text:style-name="T1">s</text:span></text:span>. Ce pointeur est obtenu en prenant l'adresse de <text:span text:style-name="Source_20_Text"><text:span text:style-name="T1">s[i]</text:span></text:span> et en le convertissant en un pointeur de type <text:span text:style-name="Source_20_Text"><text:span text:style-name="T1">char *</text:span></text:span>.</text:p>
      <text:p text:style-name="P16">Si la boucle s'arrête parce qu'elle a atteint la fin de la chaîne de caractères <text:span text:style-name="Source_20_Text"><text:span text:style-name="T1">s</text:span></text:span> sans trouver <text:span text:style-name="Source_20_Text"><text:span text:style-name="T1">c</text:span></text:span>, la fonction renvoie <text:span text:style-name="Source_20_Text"><text:span text:style-name="T1">NULL</text:span></text:span>.</text:p>
      <text:p text:style-name="P16">En résumé, cette fonction recherche la première occurrence du caractère <text:span text:style-name="Source_20_Text"><text:span text:style-name="T1">c</text:span></text:span> dans la chaîne de caractères <text:span text:style-name="Source_20_Text"><text:span text:style-name="T1">s</text:span></text:span> et renvoie un pointeur vers l'emplacement de ce caractère dans la chaîne, ou <text:span text:style-name="Source_20_Text"><text:span text:style-name="T1">NULL</text:span></text:span> si le caractère n'est pas présent dans la chaîne.</text:p>
      <text:p text:style-name="P1"/>
      <text:p text:style-name="P1"/>
      <text:p text:style-name="P5">-----------------------------------------------------------------------------</text:p>
      <text:p text:style-name="P5"/>
      <text:p text:style-name="P5"/>
      <text:p text:style-name="P5"/>
      <text:p text:style-name="P5"/>
      <text:p text:style-name="P5">#include "libft.h"</text:p>
      <text:p text:style-name="P5">#include &lt;stdio.h&gt;</text:p>
      <text:p text:style-name="P5"/>
      <text:p text:style-name="P5">// une fonction qui affiche l'indice et la valeur de chaque caractère dans une chaîne de caractères</text:p>
      <text:p text:style-name="P5">void<text:tab/>print_char(unsigned int i, char *c)</text:p>
      <text:p text:style-name="P5">{</text:p>
      <text:p text:style-name="P5"><text:tab/>printf("Caractere a l'indice %u : %c\n", i, *c);</text:p>
      <text:p text:style-name="P5">}</text:p>
      <text:p text:style-name="P5"/>
      <text:p text:style-name="P5">int<text:tab/>main(void)</text:p>
      <text:p text:style-name="P5">{</text:p>
      <text:p text:style-name="P5"><text:tab/>char<text:tab/>str[] = "Hello, world!";</text:p>
      <text:p text:style-name="P5"/>
      <text:p text:style-name="P5"><text:tab/>// appliquer la fonction print_char a chaque caractere de la chaine str</text:p>
      <text:p text:style-name="P5"><text:tab/>ft_striteri(str, &amp;print_char);</text:p>
      <text:p text:style-name="P5"/>
      <text:p text:style-name="P5"><text:tab/>return (0);</text:p>
      <text:p text:style-name="P5">}</text:p>
      <text:p text:style-name="P5"/>
      <text:p text:style-name="P5"/>
      <text:p text:style-name="P5"><text:soft-page-break/></text:p>
      <text:p text:style-name="P6">------------------------------------------------------------------------------------</text:p>
      <text:p text:style-name="P6"/>
      <text:p text:style-name="P9"><text:span text:style-name="T5">FT_STRITERI</text:span><text:span text:style-name="T6"> (fonction generique pour utiliser une boucle qui applique une fonction a chaque element d'une chaine)</text:span></text:p>
      <text:p text:style-name="P6"/>
      <text:p text:style-name="P11"><text:span text:style-name="T2">EXEMPLE</text:span><text:span text:style-name="T3"> 1</text:span><text:span text:style-name="T2"> :</text:span><text:span text:style-name="T3"> CONVERTIR LES LETTRES EN MAJUSCULES</text:span><text:span text:style-name="T10"> </text:span></text:p>
      <text:p text:style-name="P6"/>
      <text:p text:style-name="P6">#include &lt;stdio.h&gt;</text:p>
      <text:p text:style-name="P6"/>
      <text:p text:style-name="P6">// une fonction qui convertit un caractère en majuscule</text:p>
      <text:p text:style-name="P6"/>
      <text:p text:style-name="P6">void<text:tab/><text:span text:style-name="T7">convert_to_upper</text:span>(unsigned int i, char *c)</text:p>
      <text:p text:style-name="P6">{</text:p>
      <text:p text:style-name="P6"><text:tab/>if (*c &gt;= 'a' &amp;&amp; *c &lt;= 'z')</text:p>
      <text:p text:style-name="P6"><text:tab/><text:tab/>*c -= 32;</text:p>
      <text:p text:style-name="P6">}</text:p>
      <text:p text:style-name="P6"/>
      <text:p text:style-name="P6"/>
      <text:p text:style-name="P6">void<text:tab/><text:span text:style-name="T5">ft_striteri</text:span>(char *s, <text:span text:style-name="T4">void (*f)(unsigned int, char*)</text:span>)</text:p>
      <text:p text:style-name="P6">{</text:p>
      <text:p text:style-name="P6"><text:tab/>unsigned int<text:tab/>i;</text:p>
      <text:p text:style-name="P6"/>
      <text:p text:style-name="P6"><text:tab/>i = 0;</text:p>
      <text:p text:style-name="P6"><text:tab/>if (!s || !f)</text:p>
      <text:p text:style-name="P6"><text:tab/><text:tab/>return ;</text:p>
      <text:p text:style-name="P6"><text:tab/>while (s[i] != '\0')</text:p>
      <text:p text:style-name="P6"><text:tab/>{</text:p>
      <text:p text:style-name="P6"><text:tab/><text:tab/>f(i, &amp;s[i]);</text:p>
      <text:p text:style-name="P6"><text:tab/><text:tab/>i++;</text:p>
      <text:p text:style-name="P6"><text:tab/>}</text:p>
      <text:p text:style-name="P6">}</text:p>
      <text:p text:style-name="P6"/>
      <text:p text:style-name="P6">int<text:tab/><text:span text:style-name="T7">main</text:span>(void)</text:p>
      <text:p text:style-name="P6">{</text:p>
      <text:p text:style-name="P6"><text:tab/>char<text:tab/>str[] = "hello, world!";</text:p>
      <text:p text:style-name="P6"/>
      <text:p text:style-name="P6"><text:tab/>// appliquer la fonction convert_to_upper a chaque caractere de la chaine str</text:p>
      <text:p text:style-name="P6"><text:tab/><text:span text:style-name="T7">ft_striteri</text:span>(str, &amp;convert_to_upper);</text:p>
      <text:p text:style-name="P6"/>
      <text:p text:style-name="P6"><text:tab/>// afficher la chaine de caracteres modifiee</text:p>
      <text:p text:style-name="P6"><text:tab/>printf("%s\n", str);</text:p>
      <text:p text:style-name="P6"/>
      <text:p text:style-name="P6"><text:tab/>return (0);</text:p>
      <text:p text:style-name="P6">}</text:p>
      <text:p text:style-name="P6"/>
      <text:p text:style-name="P4">EXEMPLE<text:span text:style-name="T10"> 2</text:span> :<text:span text:style-name="T10"> AFFICHER INDICE &amp; VALEUR</text:span></text:p>
      <text:p text:style-name="P10"/>
      <text:p text:style-name="P10"/>
      <text:p text:style-name="P6">#include &lt;stdio.h&gt;</text:p>
      <text:p text:style-name="P6"/>
      <text:p text:style-name="P6"><text:soft-page-break/>// une fonction qui affiche l'indice et la valeur de chaque caractère dans une chaîne de caractères</text:p>
      <text:p text:style-name="P18"/>
      <text:p text:style-name="P22">main -&gt; ft_striteri -&gt; print_char</text:p>
      <text:p text:style-name="P18"/>
      <text:p text:style-name="P19">// la fonction attend un pointeur sur char, on utilisera donc l'adresse de chaque case du tableau/string</text:p>
      <text:p text:style-name="P19"/>
      <text:p text:style-name="P6">void<text:tab/><text:span text:style-name="T12">print_char</text:span>(unsigned int i, char *c)</text:p>
      <text:p text:style-name="P6">{</text:p>
      <text:p text:style-name="P21"><text:tab/><text:span text:style-name="T7">// ATTENTION au deuxieme argument qui utilise le contenu du pointeur : *c</text:span></text:p>
      <text:p text:style-name="P6"><text:tab/>printf("Caractere a l'indice %u : %c\n", i, <text:span text:style-name="T12">*c</text:span>);</text:p>
      <text:p text:style-name="P6">}</text:p>
      <text:p text:style-name="P6"/>
      <text:p text:style-name="P6">void<text:tab/><text:span text:style-name="T4">ft_striteri</text:span>(char *s, <text:span text:style-name="T4">void (*f)(unsigned int, char*)</text:span>)</text:p>
      <text:p text:style-name="P6">{</text:p>
      <text:p text:style-name="P6"><text:tab/>unsigned int<text:tab/>i;</text:p>
      <text:p text:style-name="P6"/>
      <text:p text:style-name="P6"><text:tab/>i = 0;</text:p>
      <text:p text:style-name="P19">//si pas de chaine ou pas de fonction <text:span text:style-name="T11">a </text:span>appel<text:span text:style-name="T11">er</text:span>, return</text:p>
      <text:p text:style-name="P6"><text:tab/>if (!s || <text:span text:style-name="T4">!f)</text:span></text:p>
      <text:p text:style-name="P6"><text:tab/><text:tab/>return ;</text:p>
      <text:p text:style-name="P19">//tant que la chaine n'est pas terminee, on applique la fonction a chaque case de la chaine</text:p>
      <text:p text:style-name="P6"><text:tab/>while (s[i] != '\0')</text:p>
      <text:p text:style-name="P6"><text:tab/>{</text:p>
      <text:p text:style-name="P19">// ATTENTION on a besoin de l'adresse de la case de 's' donc &amp;s[i]</text:p>
      <text:p text:style-name="P6"><text:tab/><text:tab/><text:span text:style-name="T4">f(i, &amp;s[i]);</text:span></text:p>
      <text:p text:style-name="P6"><text:tab/><text:tab/>i++;</text:p>
      <text:p text:style-name="P6"><text:tab/>}</text:p>
      <text:p text:style-name="P6">}</text:p>
      <text:p text:style-name="P6"/>
      <text:p text:style-name="P6">int<text:tab/><text:span text:style-name="T12">main</text:span>(void)</text:p>
      <text:p text:style-name="P6">{</text:p>
      <text:p text:style-name="P6"><text:tab/>char<text:tab/>str[] = "Hello, world!";</text:p>
      <text:p text:style-name="P6"/>
      <text:p text:style-name="P6"><text:tab/><text:span text:style-name="T7">// appliquer la fonction print_char </text:span><text:span text:style-name="T8">en utilisant l'adres</text:span><text:span text:style-name="T9">se</text:span><text:span text:style-name="T8"> &amp; de la fonction</text:span></text:p>
      <text:p text:style-name="P6"><text:tab/><text:span text:style-name="T7">ft_striteri</text:span>(str, <text:span text:style-name="T7">&amp;print_char</text:span>);</text:p>
      <text:p text:style-name="P6"/>
      <text:p text:style-name="P6"><text:tab/>return (0);</text:p>
      <text:p text:style-name="P6">}</text:p>
      <text:p text:style-name="P6"/>
      <text:p text:style-name="P12">---------------------------------------------------------------------------------</text:p>
      <text:p text:style-name="P12"/>
      <text:p text:style-name="P12"/>
      <text:p text:style-name="P12">#include "libft.h"</text:p>
      <text:p text:style-name="P12"/>
      <text:p text:style-name="P12">int<text:tab/><text:span text:style-name="T4">ft_strncmp</text:span>(const char *s1, const char *s2, size_t n)</text:p>
      <text:p text:style-name="P12">{</text:p>
      <text:p text:style-name="P12"><text:tab/>size_t<text:tab/>i;</text:p>
      <text:p text:style-name="P12"/>
      <text:p text:style-name="P12"><text:tab/>i = 0;</text:p>
      <text:p text:style-name="P12"><text:tab/>if (s1[i] == '\0' &amp;&amp; s2[i] == '\0')</text:p>
      <text:p text:style-name="P12"><text:soft-page-break/><text:tab/><text:tab/>return (0);</text:p>
      <text:p text:style-name="P12"><text:tab/>if (n == 0)</text:p>
      <text:p text:style-name="P12"><text:tab/><text:tab/>return (0);</text:p>
      <text:p text:style-name="P12"><text:tab/>while ((i &lt; n - 1) &amp;&amp; s1[i] == s2[i] &amp;&amp; s1[i] &amp;&amp; s2[i])</text:p>
      <text:p text:style-name="P12"><text:tab/><text:tab/>i++;</text:p>
      <text:p text:style-name="P12"><text:tab/>return (((unsigned char *)s1)[i] - ((unsigned char *)s2)[i]);</text:p>
      <text:p text:style-name="P12">}</text:p>
      <text:p text:style-name="P12">/*</text:p>
      <text:p text:style-name="P12">int<text:tab/><text:span text:style-name="T7">main</text:span>(void)</text:p>
      <text:p text:style-name="P12">{</text:p>
      <text:p text:style-name="P12"><text:tab/>char s1[50] = "abcdef";</text:p>
      <text:p text:style-name="P12"><text:tab/>char s2[50] = "abcde";</text:p>
      <text:p text:style-name="P12"><text:tab/>printf("%d\n", ft_strncmp(s1, s2, 6));</text:p>
      <text:p text:style-name="P12"><text:tab/>char s3[50] = "abcdef";</text:p>
      <text:p text:style-name="P12"><text:tab/>char s4[50] = "abcde";</text:p>
      <text:p text:style-name="P12"><text:tab/>printf("%d\n", strncmp(s3, s4, 6));</text:p>
      <text:p text:style-name="P12"><text:tab/>return(0);</text:p>
      <text:p text:style-name="P12">}*/</text:p>
      <text:p text:style-name="P6"/>
      <text:p text:style-name="P6"/>
      <text:p text:style-name="P7">La fonction <text:span text:style-name="Source_20_Text"><text:span text:style-name="T1">ft_strncmp</text:span></text:span> de la bibliothèque <text:span text:style-name="Source_20_Text"><text:span text:style-name="T1">libft</text:span></text:span> compare les deux chaînes de caractères <text:span text:style-name="Source_20_Text"><text:span text:style-name="T1">s1</text:span></text:span> et <text:span text:style-name="Source_20_Text"><text:span text:style-name="T1">s2</text:span></text:span> sur les <text:span text:style-name="Source_20_Text"><text:span text:style-name="T1">n</text:span></text:span> premiers caractères. Elle renvoie une valeur entière négative, nulle ou positive si <text:span text:style-name="Source_20_Text"><text:span text:style-name="T1">s1</text:span></text:span> est respectivement inférieure, égale ou supérieure à <text:span text:style-name="Source_20_Text"><text:span text:style-name="T1">s2</text:span></text:span>.</text:p>
      <text:p text:style-name="P16">La fonction commence par initialiser une variable <text:span text:style-name="Source_20_Text"><text:span text:style-name="T1">i</text:span></text:span> à 0. Elle vérifie ensuite si les deux chaînes sont vides (c'est-à-dire si le premier caractère de chaque chaîne est le caractère nul <text:span text:style-name="Source_20_Text"><text:span text:style-name="T1">\0</text:span></text:span>). Si c'est le cas, elle renvoie 0 pour indiquer que les deux chaînes sont égales.</text:p>
      <text:p text:style-name="P16">La fonction vérifie également si le nombre de caractères à comparer est égal à 0. Dans ce cas, elle renvoie également 0.</text:p>
      <text:p text:style-name="P16">Ensuite, la fonction boucle sur les <text:span text:style-name="Source_20_Text"><text:span text:style-name="T1">n</text:span></text:span> premiers caractères des chaînes de caractères <text:span text:style-name="Source_20_Text"><text:span text:style-name="T1">s1</text:span></text:span> et <text:span text:style-name="Source_20_Text"><text:span text:style-name="T1">s2</text:span></text:span>. Elle compare les caractères un par un à l'aide de l'opérateur <text:span text:style-name="Source_20_Text"><text:span text:style-name="T1">==</text:span></text:span>. Si deux caractères ne sont pas égaux, la fonction renvoie la différence entre ces deux caractères.</text:p>
      <text:p text:style-name="P16">Si tous les caractères sont identiques jusqu'au <text:span text:style-name="Source_20_Text"><text:span text:style-name="T1">(n-1)</text:span></text:span>-ième caractère, alors la fonction compare le <text:span text:style-name="Source_20_Text"><text:span text:style-name="T1">(n-1)</text:span></text:span>-ième caractère de <text:span text:style-name="Source_20_Text"><text:span text:style-name="T1">s1</text:span></text:span> et <text:span text:style-name="Source_20_Text"><text:span text:style-name="T1">s2</text:span></text:span>. Elle renvoie ensuite la différence entre ces deux caractères.</text:p>
      <text:p text:style-name="P16">Notez que la fonction effectue une conversion explicite des pointeurs <text:span text:style-name="Source_20_Text"><text:span text:style-name="T1">s1</text:span></text:span> et <text:span text:style-name="Source_20_Text"><text:span text:style-name="T1">s2</text:span></text:span> en pointeurs de type <text:span text:style-name="Source_20_Text"><text:span text:style-name="T1">unsigned char *</text:span></text:span>, ce qui permet de s'assurer que les comparaisons se font en considérant les caractères comme des nombres non signés, afin d'éviter les erreurs de signe lors de la comparaison de caractères ayant une valeur ASCII élevée.</text:p>
      <text:p text:style-name="P16">Enfin, il est à noter que la fonction <text:span text:style-name="Source_20_Text"><text:span text:style-name="T1">ft_strncmp</text:span></text:span> est similaire à la fonction standard <text:span text:style-name="Source_20_Text"><text:span text:style-name="T1">strncmp</text:span></text:span> de la bibliothèque C, mais elle est incluse dans la bibliothèque <text:span text:style-name="Source_20_Text"><text:span text:style-name="T1">libft</text:span></text:span> pour des raisons de compatibilité et de portabilité.</text:p>
      <text:p text:style-name="P6"/>
      <text:p text:style-name="P13">--------------------------------------------------------------------</text:p>
      <text:p text:style-name="P13"><text:soft-page-break/></text:p>
      <text:p text:style-name="P14">ITOA</text:p>
      <text:p text:style-name="P13"/>
      <text:p text:style-name="P13"/>
      <text:p text:style-name="P13">#include "libft.h"</text:p>
      <text:p text:style-name="P13"/>
      <text:p text:style-name="P13">int<text:tab/><text:span text:style-name="T12">ft_len_int</text:span>(int nb)</text:p>
      <text:p text:style-name="P13">{</text:p>
      <text:p text:style-name="P13"><text:tab/>unsigned int<text:tab/>count;</text:p>
      <text:p text:style-name="P13"/>
      <text:p text:style-name="P13"><text:tab/>count = 0;</text:p>
      <text:p text:style-name="P20">// on prevoit une case pour '-' si besoin</text:p>
      <text:p text:style-name="P13"><text:tab/>if (nb &lt;= 0)</text:p>
      <text:p text:style-name="P13"><text:tab/><text:tab/>count++;</text:p>
      <text:p text:style-name="P20">// on va augmenter de 1 case par unite, dizaine etc</text:p>
      <text:p text:style-name="P13"><text:tab/>while (nb != 0)</text:p>
      <text:p text:style-name="P13"><text:tab/>{</text:p>
      <text:p text:style-name="P13"><text:tab/><text:tab/>nb = nb / 10;</text:p>
      <text:p text:style-name="P13"><text:tab/><text:tab/>count++;</text:p>
      <text:p text:style-name="P13"><text:tab/>}</text:p>
      <text:p text:style-name="P13"><text:tab/><text:span text:style-name="T12">return (count);</text:span></text:p>
      <text:p text:style-name="P13">}</text:p>
      <text:p text:style-name="P13"/>
      <text:p text:style-name="P13">char<text:tab/><text:span text:style-name="T13">*</text:span><text:span text:style-name="T12">ft_itoa</text:span>(int n)</text:p>
      <text:p text:style-name="P13">{</text:p>
      <text:p text:style-name="P13"><text:tab/>unsigned int<text:tab/><text:tab/>len;</text:p>
      <text:p text:style-name="P13"><text:tab/>char<text:tab/><text:tab/><text:tab/>*dst;</text:p>
      <text:p text:style-name="P13"><text:tab/>char<text:tab/><text:tab/><text:tab/>neg;</text:p>
      <text:p text:style-name="P13"/>
      <text:p text:style-name="P13"><text:tab/><text:span text:style-name="T12">neg = '\0';</text:span></text:p>
      <text:p text:style-name="P13"><text:tab/>if (n &lt; 0)</text:p>
      <text:p text:style-name="P13"><text:tab/><text:tab/>neg = '-';</text:p>
      <text:p text:style-name="P13"><text:tab/>len = <text:span text:style-name="T7">ft_len_int</text:span>(n);</text:p>
      <text:p text:style-name="P13"><text:tab/>dst = malloc(sizeof(char) * (len + 1));</text:p>
      <text:p text:style-name="P13"><text:tab/>if (!dst)</text:p>
      <text:p text:style-name="P13"><text:tab/><text:tab/>return (NULL);</text:p>
      <text:p text:style-name="P20">// on est en bout de chaine, on n'oublie pas de mettre '\0'</text:p>
      <text:p text:style-name="P13"><text:tab/>dst[len] = '\0';</text:p>
      <text:p text:style-name="P13"><text:tab/>while (len != 0)</text:p>
      <text:p text:style-name="P13"><text:tab/>{</text:p>
      <text:p text:style-name="P13"><text:tab/><text:tab/>if (n &lt; 0)</text:p>
      <text:p text:style-name="P20">// si neg, on va retirer le '-' en faisant -(n %10) et on va garder le reste a chaque tour</text:p>
      <text:p text:style-name="P13"><text:tab/><text:tab/><text:tab/>dst[--len] = -(n % 10) + 48;</text:p>
      <text:p text:style-name="P13"><text:tab/><text:tab/>else</text:p>
      <text:p text:style-name="P13"><text:tab/><text:tab/><text:tab/>dst[--len] = (n % 10) + 48;</text:p>
      <text:p text:style-name="P13"><text:tab/><text:tab/>n = n / 10;</text:p>
      <text:p text:style-name="P13"><text:tab/>}</text:p>
      <text:p text:style-name="P20">// n est arrive a zero, on met donc '-' si besoin en dst[0]</text:p>
      <text:p text:style-name="P13"><text:tab/>if (neg)</text:p>
      <text:p text:style-name="P13"><text:tab/><text:tab/>dst[len] = neg;</text:p>
      <text:p text:style-name="P13"><text:tab/><text:span text:style-name="T12">return (dst);</text:span></text:p>
      <text:p text:style-name="P13">}</text:p>
      <text:p text:style-name="P13"><text:soft-page-break/>/*</text:p>
      <text:p text:style-name="P13">int<text:tab/><text:span text:style-name="T12">main</text:span>(void)</text:p>
      <text:p text:style-name="P13">{</text:p>
      <text:p text:style-name="P13"><text:tab/>printf("%s", <text:span text:style-name="T7">ft_itoa</text:span>(-42));</text:p>
      <text:p text:style-name="P13"><text:tab/>return (0);</text:p>
      <text:p text:style-name="P13">}</text:p>
      <text:p text:style-name="P13">*/</text:p>
      <text:p text:style-name="P1"/>
      <text:p text:style-name="P1"/>
      <text:p text:style-name="P1"/>
      <text:p text:style-name="P8"/>
      <text:p text:style-name="P13">--------------------------------------------------------------------</text:p>
      <text:p text:style-name="P13"/>
      <text:p text:style-name="P15">ATOI</text:p>
      <text:p text:style-name="P13"/>
      <text:p text:style-name="P13"/>
      <text:p text:style-name="P13">#include "libft.h"</text:p>
      <text:p text:style-name="P1"/>
      <text:p text:style-name="P1">#include &lt;stdio.h&gt;</text:p>
      <text:p text:style-name="P1"/>
      <text:p text:style-name="P1">int<text:tab/><text:span text:style-name="T12">ft_atoi</text:span>(const char *nptr)</text:p>
      <text:p text:style-name="P1">{</text:p>
      <text:p text:style-name="P1"><text:tab/>int<text:tab/>i;</text:p>
      <text:p text:style-name="P1"><text:tab/>int<text:tab/>neg;</text:p>
      <text:p text:style-name="P1"><text:tab/>int<text:tab/>rslt;</text:p>
      <text:p text:style-name="P1"/>
      <text:p text:style-name="P1"><text:tab/>i = 0;</text:p>
      <text:p text:style-name="P1"><text:tab/>neg = 1;</text:p>
      <text:p text:style-name="P1"><text:tab/>rslt = 0;</text:p>
      <text:p text:style-name="P1"><text:tab/>while (nptr[i] == ' ' || (nptr[i] &gt;= 9 &amp;&amp; nptr[i] &lt;= 13))</text:p>
      <text:p text:style-name="P1"><text:tab/><text:tab/>i++;</text:p>
      <text:p text:style-name="P1"><text:tab/></text:p>
      <text:p text:style-name="P1"><text:tab/><text:tab/>printf("%d, %d, %d\n", i, neg, rslt);</text:p>
      <text:p text:style-name="P1"><text:tab/>while (nptr[i] == '+' || nptr[i] == '-')</text:p>
      <text:p text:style-name="P1"><text:tab/>{</text:p>
      <text:p text:style-name="P1"><text:tab/><text:tab/>if (nptr[i] == '-')</text:p>
      <text:p text:style-name="P1"><text:tab/><text:tab/><text:tab/>neg = neg * -1;</text:p>
      <text:p text:style-name="P1"><text:tab/><text:tab/>i++;</text:p>
      <text:p text:style-name="P1"><text:tab/>}</text:p>
      <text:p text:style-name="P1"><text:tab/><text:tab/>printf("%d, %d, %d\n", i, neg, rslt);</text:p>
      <text:p text:style-name="P1"/>
      <text:p text:style-name="P1"><text:tab/>while (nptr[i] != '\0' &amp;&amp; nptr[i] &gt;= '0' &amp;&amp; nptr[i] &lt;= '9')</text:p>
      <text:p text:style-name="P1"><text:tab/>{</text:p>
      <text:p text:style-name="P1"><text:tab/><text:tab/>rslt = rslt * 10 + nptr[i] - 48;</text:p>
      <text:p text:style-name="P1"><text:tab/><text:tab/>i++;</text:p>
      <text:p text:style-name="P1"><text:tab/>}</text:p>
      <text:p text:style-name="P1"><text:tab/><text:tab/>printf("%d, %d, %d\n", i, neg, rslt);</text:p>
      <text:p text:style-name="P1"><text:tab/><text:tab/>printf("Good programm\n");</text:p>
      <text:p text:style-name="P1"/>
      <text:p text:style-name="P1"><text:tab/>return (rslt * neg);</text:p>
      <text:p text:style-name="P1">}</text:p>
      <text:p text:style-name="P1"/>
      <text:p text:style-name="P1"><text:soft-page-break/>int<text:tab/>main(void)</text:p>
      <text:p text:style-name="P1">{</text:p>
      <text:p text:style-name="P1"><text:tab/>char str[500] = " <text:s text:c="31"/>---+--+123dsfkjbdf";</text:p>
      <text:p text:style-name="P1"><text:tab/>printf("%d\n", ft_atoi(str));</text:p>
      <text:p text:style-name="P1"><text:tab/>return (0);</text:p>
      <text:p text:style-name="P1">}</text:p>
      <text:p text:style-name="P1"/>
      <text:p text:style-name="P1"/>
      <text:p text:style-name="P13">-------------------------------------------------------------------</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5:56:59.017423217</meta:creation-date>
    <dc:date>2023-02-18T11:15:11.650924292</dc:date>
    <meta:editing-duration>PT51M58S</meta:editing-duration>
    <meta:editing-cycles>10</meta:editing-cycles>
    <meta:generator>LibreOffice/7.3.7.2$Linux_X86_64 LibreOffice_project/30$Build-2</meta:generator>
    <meta:document-statistic meta:table-count="0" meta:image-count="0" meta:object-count="0" meta:page-count="9" meta:paragraph-count="267" meta:word-count="1681" meta:character-count="10002" meta:non-whitespace-character-count="8364"/>
  </office:meta>
</office:document-meta>
</file>